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solverFactory.unescap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riableResolverFactory.getResolver( String expression ,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riableResolverFactory.needsResolv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riableResolverFactory.setDisposableCollector( List col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solverFactory.getResolver( String expression ,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